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Verstärkung</mi>
            <mi/>
            <mo stretchy="false">⇔</mo>
            <mi/>
            <mo stretchy="false">Δ</mo>
            <mrow>
              <mi/>
              <mo stretchy="false">=</mo>
              <mi/>
            </mrow>
            <mi>z</mi>
            <mo stretchy="false">λ</mo>
            <mi>,</mi>
          </mrow>
        </mtd>
      </mtr>
      <mtr>
        <mtd>
          <mrow/>
        </mtd>
      </mtr>
      <mtr>
        <mtd>
          <mrow>
            <mi mathvariant="italic">Auslöschung</mi>
            <mi/>
            <mo stretchy="false">⇔</mo>
            <mi/>
            <mo stretchy="false">Δ</mo>
            <mrow>
              <mi/>
              <mo stretchy="false">=</mo>
              <mi/>
            </mrow>
            <mrow>
              <mo stretchy="false">(</mo>
              <mrow>
                <mn>2</mn>
                <mi>z</mi>
                <mrow>
                  <mi/>
                  <mo stretchy="false">+</mo>
                  <mi/>
                </mrow>
                <mn>1</mn>
              </mrow>
              <mo stretchy="false">)</mo>
            </mrow>
            <mfrac>
              <mo stretchy="false">λ</mo>
              <mn>2</mn>
            </mfrac>
            <mn>.</mn>
          </mrow>
        </mtd>
      </mtr>
    </mtable>
    <annotation encoding="StarMath 5.0">alignl Verstärkung ~ `` dlrarrow ~ %iDELTA ` = ` z %ilambda ,
newline
newline
alignl Auslöschung ~ dlrarrow ~ %iDELTA ` = ` (2 z `+` 1) %ilambda over 2 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